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5e256"/>
    </style:style>
    <style:style style:name="P2" style:family="paragraph" style:parent-style-name="Standard">
      <style:paragraph-properties fo:text-align="center" style:justify-single-word="false"/>
      <style:text-properties officeooo:rsid="0005e256" officeooo:paragraph-rsid="0005e256"/>
    </style:style>
    <style:style style:name="P3" style:family="paragraph" style:parent-style-name="Standard">
      <style:paragraph-properties fo:text-align="start" style:justify-single-word="false"/>
      <style:text-properties officeooo:rsid="0005e256" officeooo:paragraph-rsid="0005e256"/>
    </style:style>
    <style:style style:name="P4" style:family="paragraph" style:parent-style-name="Standard">
      <style:paragraph-properties fo:text-align="start" style:justify-single-word="false"/>
      <style:text-properties officeooo:rsid="000843ce" officeooo:paragraph-rsid="0005e256"/>
    </style:style>
    <style:style style:name="P5" style:family="paragraph" style:parent-style-name="Standard">
      <style:paragraph-properties fo:text-align="center" style:justify-single-word="false"/>
      <style:text-properties officeooo:rsid="0009723a" officeooo:paragraph-rsid="0009723a"/>
    </style:style>
    <style:style style:name="P6" style:family="paragraph" style:parent-style-name="Standard">
      <style:paragraph-properties fo:text-align="start" style:justify-single-word="false"/>
      <style:text-properties officeooo:rsid="0009723a" officeooo:paragraph-rsid="0009723a"/>
    </style:style>
    <style:style style:name="P7" style:family="paragraph" style:parent-style-name="Standard">
      <style:paragraph-properties fo:text-align="start" style:justify-single-word="false"/>
      <style:text-properties officeooo:rsid="0005e256" officeooo:paragraph-rsid="0009723a"/>
    </style:style>
    <style:style style:name="P8" style:family="paragraph" style:parent-style-name="Standard">
      <style:paragraph-properties fo:text-align="start" style:justify-single-word="false"/>
      <style:text-properties officeooo:rsid="0005e256" officeooo:paragraph-rsid="000bb3c9"/>
    </style:style>
    <style:style style:name="T1" style:family="text">
      <style:text-properties officeooo:rsid="0005e256"/>
    </style:style>
    <style:style style:name="T2" style:family="text">
      <style:text-properties officeooo:rsid="0006327f"/>
    </style:style>
    <style:style style:name="T3" style:family="text">
      <style:text-properties officeooo:rsid="00079dcc"/>
    </style:style>
    <style:style style:name="T4" style:family="text">
      <style:text-properties officeooo:rsid="000843ce"/>
    </style:style>
    <style:style style:name="T5" style:family="text">
      <style:text-properties officeooo:rsid="0009723a"/>
    </style:style>
    <style:style style:name="T6" style:family="text">
      <style:text-properties officeooo:rsid="000a5fab"/>
    </style:style>
    <style:style style:name="T7" style:family="text">
      <style:text-properties officeooo:rsid="000bb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dline 1 </text:p>
      <text:p text:style-name="P2"/>
      <text:p text:style-name="P1"><text:span text:style-name="T1">Tiedostolukija\kirjoittajaa testattu lukemalla tiedosto ja välittömästi kirjoittamalla se takaisin uuteen tiedostoon ja vertailemalla silmämääräisesti tekstiä. Näyttäisi toimivan oikein, pitänee kirjoittaa yksikkötestit. </text:span><text:span text:style-name="T2">Ison tiedoston lukeminen\kirjoittaminen hidasta, n. 7 sekuntia 3 megan tiedoston lukemiseen ja kirjoittamiseen. </text:span><text:span text:style-name="T3">Vaihtamalla Data(Input\Output)Stream vastaaviksi BufferedStreameiksi </text:span><text:span text:style-name="T4">suorityskyky parani merkittävästi</text:span><text:span text:style-name="T3">, n. Sekunti tieodoston lukemiseen. Jatketaan tällä linjalla.</text:span></text:p>
      <text:p text:style-name="P3"/>
      <text:p text:style-name="P3">OmaArrayListille <text:span text:style-name="T4">ja OmaMinimiPriorityQueuelle</text:span> kirjoitettu yksikkötestit ja varmistettu <text:span text:style-name="T4">että läpäisevät testit.</text:span></text:p>
      <text:p text:style-name="P4"/>
      <text:p text:style-name="P5">Deadline 2</text:p>
      <text:p text:style-name="P5"/>
      <text:p text:style-name="P6">Algoritmia testailtu käsin, vertailtu alkutiedoston ja puretun tiedoston hasheja ja todettu ne samoiksi jolloin tiedostot suurella todennäköisyydellä on sama. Toteutettu hashmap ja tälle yksikkötestit</text:p>
      <text:p text:style-name="P6"/>
      <text:p text:style-name="P5">Deadline 3</text:p>
      <text:p text:style-name="P6"/>
      <text:p text:style-name="P7"><text:span text:style-name="T5">Algoritmia edelleen testailtu käsipelin muutosten jälkeen vertailemalla hasheja. </text:span><text:span text:style-name="T6">Bugien metsästys välillä ollut aikaavievää joten älykkäämpi ihminen olisi varmaan tehnyt yksikkötestit jolloin bugin paikallistaminen olisi ollut helpompaa - toisaalta suuret muutokset algoritmin toteutukseen ja osittain itse algoritmiin (koodien kanonisoinnin lisäys esim) rikkoo yksikkötestit joten en osaa sanoa olisiko yksikkötestien jatkuviin päivityksiin lopulta mennyt enemmän aikaa.</text:span></text:p>
      <text:p text:style-name="P7"><text:span text:style-name="T5"/></text:p>
      <text:p text:style-name="P8"><text:span text:style-name="T7">Kaikille luokille nyt yksikkötestejä; kattavuutta voinee vielä parantaa varsinkin väärien syötteiden ostalta. Pohdin vielä josko luokkia pitäisi pilkkoa pienemmiksi yksityisten metodien testaamiseksi.</text:span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4S</meta:editing-duration>
    <meta:editing-cycles>9</meta:editing-cycles>
    <meta:generator>LibreOffice/4.0.3.3$Windows_x86 LibreOffice_project/0eaa50a932c8f2199a615e1eb30f7ac74279539</meta:generator>
    <dc:date>2013-08-14T18:48:16.73</dc:date>
    <meta:document-statistic meta:table-count="0" meta:image-count="0" meta:object-count="0" meta:page-count="1" meta:paragraph-count="8" meta:word-count="164" meta:character-count="1508" meta:non-whitespace-character-count="1351"/>
    <meta:user-defined meta:name="Info 1"/>
    <meta:user-defined meta:name="Info 2"/>
    <meta:user-defined meta:name="Info 3"/>
    <meta:user-defined meta:name="Info 4"/>
  </office:meta>
</office:document-meta>
</file>